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renity inventory</text:p>
          </table:table-cell>
          <table:covered-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_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_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_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_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01:03:47.4404570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11:59:32.593815720</meta:creation-date>
    <dc:date>2023-03-24T01:03:51.815576899</dc:date>
    <meta:editing-duration>PT5M1S</meta:editing-duration>
    <meta:editing-cycles>7</meta:editing-cycles>
    <meta:generator>LibreOffice/6.0.7.3$Linux_X86_64 LibreOffice_project/00m0$Build-3</meta:generator>
    <meta:document-statistic meta:table-count="1" meta:cell-count="4" meta:object-count="0"/>
  </office:meta>
</office:document-meta>
</file>